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34cm"/>
    </style:style>
    <style:style style:name="co2" style:family="table-column">
      <style:table-column-properties fo:break-before="auto" style:column-width="2.579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3.7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cenario #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Episodic Memory Size</text:p>
          </table:table-cell>
          <table:table-cell office:value-type="string" calcext:value-type="string">
            <text:p>Agent Type</text:p>
          </table:table-cell>
          <table:table-cell office:value-type="string" calcext:value-type="string">
            <text:p># Players/Env Cmpl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table-cell table:style-name="ce1" office:value-type="float" office:value="2" calcext:value-type="float" table:number-columns-spanned="1" table:number-rows-spanned="45">
            <text:p>2</text:p>
          </table:table-cell>
          <table:table-cell table:style-name="ce2" office:value-type="float" office:value="1" calcext:value-type="float" table:number-columns-spanned="1" table:number-rows-spanned="90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2" calcext:value-type="float" table:number-columns-spanned="1" table:number-rows-spanned="9">
            <text:p>12</text:p>
          </table:table-cell>
          <table:covered-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4" calcext:value-type="float" table:number-columns-spanned="1" table:number-rows-spanned="9">
            <text:p>14</text:p>
          </table:table-cell>
          <table:covered-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table-cell table:style-name="ce1" office:value-type="float" office:value="3" calcext:value-type="float" table:number-columns-spanned="1" table:number-rows-spanned="45">
            <text:p>3</text:p>
          </table:table-cell>
          <table:covered-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2" calcext:value-type="float" table:number-columns-spanned="1" table:number-rows-spanned="9">
            <text:p>12</text:p>
          </table:table-cell>
          <table:covered-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4" calcext:value-type="float" table:number-columns-spanned="1" table:number-rows-spanned="9">
            <text:p>14</text:p>
          </table:table-cell>
          <table:covered-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table-cell table:style-name="ce1" office:value-type="float" office:value="2" calcext:value-type="float" table:number-columns-spanned="1" table:number-rows-spanned="45">
            <text:p>2</text:p>
          </table:table-cell>
          <table:table-cell table:style-name="ce2" office:value-type="float" office:value="2" calcext:value-type="float" table:number-columns-spanned="1" table:number-rows-spanned="90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2" calcext:value-type="float" table:number-columns-spanned="1" table:number-rows-spanned="9">
            <text:p>12</text:p>
          </table:table-cell>
          <table:covered-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4" calcext:value-type="float" table:number-columns-spanned="1" table:number-rows-spanned="9">
            <text:p>14</text:p>
          </table:table-cell>
          <table:covered-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table-cell table:style-name="ce1" office:value-type="float" office:value="3" calcext:value-type="float" table:number-columns-spanned="1" table:number-rows-spanned="45">
            <text:p>3</text:p>
          </table:table-cell>
          <table:covered-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2" calcext:value-type="float" table:number-columns-spanned="1" table:number-rows-spanned="9">
            <text:p>12</text:p>
          </table:table-cell>
          <table:covered-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4" calcext:value-type="float" table:number-columns-spanned="1" table:number-rows-spanned="9">
            <text:p>14</text:p>
          </table:table-cell>
          <table:covered-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table-cell table:style-name="ce1" office:value-type="float" office:value="2" calcext:value-type="float" table:number-columns-spanned="1" table:number-rows-spanned="45">
            <text:p>2</text:p>
          </table:table-cell>
          <table:table-cell table:style-name="ce2" office:value-type="float" office:value="3" calcext:value-type="float" table:number-columns-spanned="1" table:number-rows-spanned="90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2" calcext:value-type="float" table:number-columns-spanned="1" table:number-rows-spanned="9">
            <text:p>12</text:p>
          </table:table-cell>
          <table:covered-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4" calcext:value-type="float" table:number-columns-spanned="1" table:number-rows-spanned="9">
            <text:p>14</text:p>
          </table:table-cell>
          <table:covered-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6" calcext:value-type="float" table:number-columns-spanned="1" table:number-rows-spanned="9">
            <text:p>6</text:p>
          </table:table-cell>
          <table:table-cell table:style-name="ce1" office:value-type="float" office:value="3" calcext:value-type="float" table:number-columns-spanned="1" table:number-rows-spanned="45">
            <text:p>3</text:p>
          </table:table-cell>
          <table:covered-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8" calcext:value-type="float" table:number-columns-spanned="1" table:number-rows-spanned="9">
            <text:p>8</text:p>
          </table:table-cell>
          <table:covered-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0" calcext:value-type="float" table:number-columns-spanned="1" table:number-rows-spanned="9">
            <text:p>10</text:p>
          </table:table-cell>
          <table:covered-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2" calcext:value-type="float" table:number-columns-spanned="1" table:number-rows-spanned="9">
            <text:p>12</text:p>
          </table:table-cell>
          <table:covered-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4" calcext:value-type="float" table:number-columns-spanned="1" table:number-rows-spanned="9">
            <text:p>14</text:p>
          </table:table-cell>
          <table:covered-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" calcext:value-type="float">
            <text:p>0.2</text:p>
          </table:table-cell>
          <table:covered-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" calcext:value-type="float">
            <text:p>0.3</text:p>
          </table:table-cell>
          <table:covered-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" calcext:value-type="float">
            <text:p>0.4</text:p>
          </table:table-cell>
          <table:covered-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" calcext:value-type="float">
            <text:p>0.5</text:p>
          </table:table-cell>
          <table:covered-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" calcext:value-type="float">
            <text:p>0.6</text:p>
          </table:table-cell>
          <table:covered-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7" calcext:value-type="float">
            <text:p>0.7</text:p>
          </table:table-cell>
          <table:covered-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8" calcext:value-type="float">
            <text:p>0.8</text:p>
          </table:table-cell>
          <table:covered-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" calcext:value-type="float">
            <text:p>0.9</text:p>
          </table:table-cell>
          <table:covered-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/>
        </table:table-row>
        <table:table-row table:style-name="ro1" table:number-rows-repeated="8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6:53:39.696612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4:01:51.589385039</meta:creation-date>
    <dc:date>2015-04-09T17:01:54.858616259</dc:date>
    <meta:editing-duration>PT9M4S</meta:editing-duration>
    <meta:editing-cycles>4</meta:editing-cycles>
    <meta:generator>LibreOffice/4.2.7.2$Linux_X86_64 LibreOffice_project/420m0$Build-2</meta:generator>
    <meta:document-statistic meta:table-count="1" meta:cell-count="584" meta:object-count="0"/>
  </office:meta>
</office:document-meta>
</file>